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0.371cm" table:align="margins"/>
    </style:style>
    <style:style style:name="Table1.A" style:family="table-column">
      <style:table-column-properties style:column-width="6.791cm" style:rel-column-width="21845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3.03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2.494cm"/>
    </style:style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4" style:family="paragraph" style:parent-style-name="Text_20_body">
      <style:text-properties style:font-name="Calibri" fo:font-size="10pt" fo:font-weight="normal" officeooo:rsid="003e5048" officeooo:paragraph-rsid="003e5048" style:font-size-asian="10pt" style:font-weight-asian="normal" style:font-size-complex="10pt" style:font-weight-complex="normal"/>
    </style:style>
    <style:style style:name="P5" style:family="paragraph" style:parent-style-name="Text_20_body">
      <style:text-properties officeooo:paragraph-rsid="004b866e"/>
    </style:style>
    <style:style style:name="P6" style:family="paragraph" style:parent-style-name="Text_20_body">
      <style:text-properties fo:color="#2a6099" loext:opacity="100%" style:font-name="Calibri" fo:font-size="14pt" officeooo:paragraph-rsid="002d16dc" style:font-size-asian="14pt" style:font-size-complex="14pt"/>
    </style:style>
    <style:style style:name="P7" style:family="paragraph" style:parent-style-name="Text_20_body">
      <style:text-properties fo:font-size="4pt" style:font-size-asian="4.19999980926514pt" style:font-size-complex="4.80000019073486pt"/>
    </style:style>
    <style:style style:name="P8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9" style:family="paragraph" style:parent-style-name="Title">
      <style:paragraph-properties fo:margin-top="0cm" fo:margin-bottom="0cm" style:contextual-spacing="false"/>
      <style:text-properties style:font-name="Calibri" fo:font-size="26pt" officeooo:rsid="000cc793" officeooo:paragraph-rsid="00460a15" style:font-size-asian="26pt" style:font-size-complex="26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text-properties style:font-name="Calibri" fo:font-size="10pt" style:text-underline-style="none" fo:font-weight="normal" officeooo:rsid="0029380e" style:font-size-asian="10pt" style:font-weight-asian="normal" style:font-size-complex="10pt" style:font-weight-complex="normal"/>
    </style:style>
    <style:style style:name="P12" style:family="paragraph" style:parent-style-name="Text_20_body">
      <style:text-properties officeooo:paragraph-rsid="0041e98c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5b1294" style:font-size-asian="10pt" style:font-size-complex="10pt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609b64" style:font-size-asian="10pt" style:font-size-complex="10pt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5aa01a" style:font-size-asian="10pt" style:font-size-complex="10pt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609b64" style:font-size-asian="10pt" style:font-size-complex="10pt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79b181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5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6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7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8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9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3f2fc4" style:font-weight-asian="normal" style:font-weight-complex="normal"/>
    </style:style>
    <style:style style:name="T13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4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5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16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7" style:family="text">
      <style:text-properties style:font-name="Calibri" fo:font-size="4pt" fo:font-weight="normal" officeooo:rsid="003e5048" style:font-size-asian="4.19999980926514pt" style:font-weight-asian="normal" style:font-size-complex="4.80000019073486pt" style:font-weight-complex="normal"/>
    </style:style>
    <style:style style:name="T18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officeooo:rsid="0030eebb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2d16dc" style:font-weight-asian="bold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officeooo:rsid="007dc396"/>
    </style:style>
    <style:style style:name="T24" style:family="text">
      <style:text-properties style:font-name="Carlito" fo:font-size="10pt" officeooo:rsid="007dc396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Activité </text:span><text:span text:style-name="T2">2 </text:span><text:span text:style-name="T3">: La formation de notre système solaire.</text:span></text:p>
      <text:p text:style-name="P1"><text:span text:style-name="T22">Objectifs :</text:span><text:span text:style-name="T10"> </text:span></text:p>
      <text:p text:style-name="P5"><text:span text:style-name="T13">-</text:span><text:span text:style-name="T14"> </text:span><text:span text:style-name="T15">Décrire l’évolution de l’Univers et la formation du système solaire.</text:span></text:p>
      <text:p text:style-name="P7"/>
      <text:p text:style-name="P12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6"><text:s text:c="5"/></text:span><text:span text:style-name="T8">Votre mission-travail à réaliser </text:span><text:span text:style-name="T9">:</text:span></text:p>
      <text:p text:style-name="P13"><text:span text:style-name="T24"/></text:p>
      <text:p text:style-name="P13"><text:span text:style-name="T24">À</text:span> l’aide des documents ( feuille annexe), vous allez réaliser une frise chronologique de la formation de notre Système Solaire.</text:p>
      <text:p text:style-name="P13">Vous devez dans un premier temps déterminer la date de chaque évènement puis l’expliquer en une phrase.</text:p>
      <text:p text:style-name="P11"/>
      <table:table table:name="Table1" table:style-name="Table1">
        <table:table-column table:style-name="Table1.A" table:number-columns-repeated="3"/>
        <table:table-row table:style-name="TableLine94599351145632">
          <table:table-cell table:style-name="Table1.A1" office:value-type="string">
            <text:p text:style-name="P10">Évènements</text:p>
          </table:table-cell>
          <table:table-cell table:style-name="Table1.A1" office:value-type="string">
            <text:p text:style-name="P10">Dates</text:p>
          </table:table-cell>
          <table:table-cell table:style-name="Table1.C1" office:value-type="string">
            <text:p text:style-name="P10">Explications</text:p>
            <text:p text:style-name="P10">(Comment « le phénomène » s’est produit ?)</text:p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 table:style-name="Table1.8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7M4S</meta:editing-duration>
    <meta:editing-cycles>29</meta:editing-cycles>
    <meta:generator>LibreOffice/7.0.6.2$Linux_X86_64 LibreOffice_project/00$Build-2</meta:generator>
    <meta:creation-date>2021-02-11T10:59:54.903285377</meta:creation-date>
    <meta:initial-creator>J Cercy</meta:initial-creator>
    <dc:date>2021-06-15T23:57:52.635726129</dc:date>
    <dc:creator>J Cercy</dc:creator>
    <meta:document-statistic meta:table-count="1" meta:image-count="1" meta:object-count="0" meta:page-count="2" meta:paragraph-count="10" meta:word-count="75" meta:character-count="471" meta:non-whitespace-character-count="400"/>
  </office:meta>
</office:document-meta>
</file>